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tring1</text:p>
          </table:table-cell>
          <table:table-cell table:formula="of:=2*3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ing2</text:p>
          </table:table-cell>
          <table:table-cell table:formula="of:=2+3" office:value-type="float" office:value="5">
            <text:p>5</text:p>
          </table:table-cell>
          <table:table-cell/>
          <table:table-cell table:number-columns-spanned="2" table:number-rows-spanned="2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formula="of:=2-3" office:value-type="float" office:value="-1">
            <text:p>-1</text:p>
          </table:table-cell>
          <table:table-cell/>
          <table:covered-table-cell table:number-columns-repeated="2"/>
          <table:table-cell/>
          <table:table-cell>
            <office:annotation draw:style-name="gr1" draw:text-style-name="P1" svg:width="1.1413in" svg:height="0.2094in" svg:x="7.3484in" svg:y="0in" draw:caption-point-x="-0.2402in" draw:caption-point-y="0.2957in">
              <dc:date>2011-09-06T00:00:00</dc:date>
              <text:p text:style-name="P1">Test</text:p>
            </office:annotation>
          </table:table-cell>
        </table:table-row>
        <table:table-row table:style-name="ro1">
          <table:table-cell table:number-columns-repeated="2"/>
          <table:table-cell table:formula="of:=[.C1]+[.C2]" office:value-type="float" office:value="11">
            <text:p>11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5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6T15:28:59</meta:creation-date>
    <dc:date>2011-09-06T15:43:44</dc:date>
    <dc:creator>Markus Mohrhard</dc:creator>
    <meta:editing-duration>PT14M45S</meta:editing-duration>
    <meta:editing-cycles>1</meta:editing-cycles>
    <meta:document-statistic meta:table-count="2" meta:cell-count="9" meta:object-count="0"/>
    <meta:generator>LibreOffice/3.5$Linux_X86_64 LibreOffice_project/f6880ea</meta:generator>
  </office:meta>
</office:document-meta>
</file>